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2f14dd" officeooo:paragraph-rsid="0030696f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1dfce4" officeooo:paragraph-rsid="002f14dd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354d9c" officeooo:paragraph-rsid="00354d9c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7a692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7a692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8912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37a692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37a692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dfce4"/>
    </style:style>
    <style:style style:name="T2" style:family="text">
      <style:text-properties officeooo:rsid="001f8f99"/>
    </style:style>
    <style:style style:name="T3" style:family="text">
      <style:text-properties officeooo:rsid="0021b438"/>
    </style:style>
    <style:style style:name="T4" style:family="text">
      <style:text-properties officeooo:rsid="0023fa68"/>
    </style:style>
    <style:style style:name="T5" style:family="text">
      <style:text-properties officeooo:rsid="00252cf7"/>
    </style:style>
    <style:style style:name="T6" style:family="text">
      <style:text-properties officeooo:rsid="00263daa"/>
    </style:style>
    <style:style style:name="T7" style:family="text">
      <style:text-properties officeooo:rsid="00275e53"/>
    </style:style>
    <style:style style:name="T8" style:family="text">
      <style:text-properties officeooo:rsid="00290c4f"/>
    </style:style>
    <style:style style:name="T9" style:family="text">
      <style:text-properties officeooo:rsid="0029142d"/>
    </style:style>
    <style:style style:name="T10" style:family="text">
      <style:text-properties officeooo:rsid="002a2739"/>
    </style:style>
    <style:style style:name="T11" style:family="text">
      <style:text-properties officeooo:rsid="002ecbe0"/>
    </style:style>
    <style:style style:name="T12" style:family="text">
      <style:text-properties fo:font-weight="bold" officeooo:rsid="0030696f" style:font-weight-asian="bold" style:font-weight-complex="bold"/>
    </style:style>
    <style:style style:name="T13" style:family="text">
      <style:text-properties officeooo:rsid="0030696f"/>
    </style:style>
    <style:style style:name="T14" style:family="text">
      <style:text-properties officeooo:rsid="00325c48"/>
    </style:style>
    <style:style style:name="T15" style:family="text">
      <style:text-properties officeooo:rsid="0034019f"/>
    </style:style>
    <style:style style:name="T16" style:family="text">
      <style:text-properties fo:font-weight="normal" officeooo:rsid="00325c48" style:font-weight-asian="normal" style:font-weight-complex="normal"/>
    </style:style>
    <style:style style:name="T17" style:family="text">
      <style:text-properties officeooo:rsid="0037a692"/>
    </style:style>
    <style:style style:name="T18" style:family="text">
      <style:text-properties officeooo:rsid="003891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Assembler Checklist</text:h>
      <text:p text:style-name="P1"/>
      <text:p text:style-name="P2">INPUT</text:p>
      <text:p text:style-name="P5"><text:tab/><text:span text:style-name="T2">Cada instrução deve ocupar uma única linha</text:span></text:p>
      <text:p text:style-name="P5"><text:tab/><text:span text:style-name="T3">Converter tokens lidos para uppercase</text:span></text:p>
      <text:p text:style-name="P5"><text:tab/><text:span text:style-name="T8">Seções TEXT e DATA em qualquer ordem</text:span></text:p>
      <text:p text:style-name="P6"><text:tab/><text:span text:style-name="T9">Desconsiderar tabulações, quebras de linhas e espaços desnecessários em qualquer</text:span></text:p>
      <text:p text:style-name="P9">lugar do código.</text:p>
      <text:p text:style-name="P9"><text:tab/>A diretiva CONST deve aceitar números positivos e negativos (inteiros e hexadecimais)</text:p>
      <text:p text:style-name="P9"><text:tab/>Deve ser possível trabalhar com vetores (SPACE com operando, e usar operações do tipo: LABEL + Número)</text:p>
      <text:p text:style-name="P9"><text:tab/>Poder criar um rótulo, dar quebra de linha e continuar a linha depois (o rótulo seria equivalente a linha seguinte)</text:p>
      <text:p text:style-name="P26"><text:tab/><text:span text:style-name="T17">Os identificadores de variáveis e rótulos são limitados a 100 caracteres e seguem as regras comuns da linguagem C, sendo compostos por letras, números ou o caractere _ (underscore) e com a restrição de que o primeiro caractere não pode ser um número.</text:span></text:p>
      <text:p text:style-name="P26"><text:tab/><text:span text:style-name="T17">Não há ordem fixa para as seções TEXT e DATA</text:span></text:p>
      <text:p text:style-name="P26"><text:tab/><text:span text:style-name="T17">Arquivos de saída em formato texto</text:span></text:p>
      <text:p text:style-name="P26"><text:tab/><text:span text:style-name="T17">Aceitar comentários iniciando com ';'</text:span></text:p>
      <text:p text:style-name="P26"><text:tab/><text:span text:style-name="T17">COPY deve usar uma virgula e um espaço entre os operandos (COPY A, B)</text:span></text:p>
      <text:p text:style-name="P26"><text:tab/><text:span text:style-name="T17">Ser capaz de aceitar MACRO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OUTPUT</text:p>
      <text:p text:style-name="P5"><text:tab/><text:span text:style-name="T8">Primeiro Instruções depois dados?</text:span></text:p>
      <text:p text:style-name="P19"><text:tab/><text:span text:style-name="T9">Identificar erros durante a montagem. <text:s/>Montado sempre o programa inteiro </text:span></text:p>
      <text:p text:style-name="P19"><text:span text:style-name="T9"><text:tab/>Mostrar na tela a(s) LINHA(S) e TIPOS DOS ERROS (LEXICO, SINTATICO OU SEMANTICO)</text:span></text:p>
      <text:p text:style-name="P24"><text:tab/>(i) preprocessamento, indicado pelo argumento “-p”, coloca a estens<text:span text:style-name="T11">ã</text:span>o “.pre” no arquivo e somente avalia as diretivas EQU e IF.</text:p>
      <text:p text:style-name="P24"><text:tab/>(ii) processamento de macros indicado pelo argumento “-m”, coloca a estens ̃ao “.mcr” no arquivo e somente avalia as diretivas EQU e IF e substitue as MACROS.</text:p>
      <text:p text:style-name="P24"><text:tab/>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ERROS</text:p>
      <text:p text:style-name="P16">Pré-processamento:</text:p>
      <text:p text:style-name="P17"><text:tab/><text:span text:style-name="T16">EQU dentro de seção</text:span></text:p>
      <text:p text:style-name="P7"><text:span text:style-name="T12"><text:tab/></text:span><text:span text:style-name="T13">Label do EQU sem '':''</text:span></text:p>
      <text:p text:style-name="P7"><text:tab/><text:span text:style-name="T13">Label do EQU ausente</text:span></text:p>
      <text:p text:style-name="P7"><text:tab/><text:span text:style-name="T14">Labels do EQU inválidas</text:span></text:p>
      <text:p text:style-name="P19"><text:tab/><text:span text:style-name="T14">Dois rótulos na mesma linha (EQU)</text:span></text:p>
      <text:p text:style-name="P19"><text:tab/><text:span text:style-name="T14">EQU ou IF com zero ou mais de um operando</text:span></text:p>
      <text:p text:style-name="P7"><text:tab/><text:span text:style-name="T14">IF com label</text:span></text:p>
      <text:p text:style-name="P7"><text:tab/><text:span text:style-name="T14">Argumento do IF diferente de 0 ou 1</text:span></text:p>
      <text:p text:style-name="P7"><text:tab/><text:span text:style-name="T14">IF fora da seção TEXT</text:span></text:p>
      <text:p text:style-name="P7"><text:tab/><text:span text:style-name="T14">Label do IF não definida/ausente</text:span></text:p>
      <text:p text:style-name="P7"><text:tab/><text:span text:style-name="T14">Label redefinida em dois EQUs diferentes (tratar para substituir definição anterior na tabela: searchEQU retorna um ponteiro para o nó na tabela que contém aquele valor.)</text:span></text:p>
      <text:p text:style-name="P7"><text:tab/><text:span text:style-name="T18">token com mais de 100 caracteres?</text:span></text:p>
      <text:p text:style-name="P7"/>
      <text:p text:style-name="P3">Passagem 0:</text:p>
      <text:p text:style-name="P7"><text:tab/><text:span text:style-name="T15">END com Label?</text:span></text:p>
      <text:p text:style-name="P7"><text:tab/><text:span text:style-name="T17">MACRO sem END</text:span></text:p>
      <text:p text:style-name="P22"><text:tab/><text:span text:style-name="T6">MACRO fora da seção text</text:span></text:p>
      <text:p text:style-name="P7"><text:tab/><text:span text:style-name="T18">END sem MACRO</text:span></text:p>
      <text:p text:style-name="P7"><text:tab/></text:p>
      <text:p text:style-name="P7"/>
      <text:p text:style-name="P4">Passagem 1:</text:p>
      <text:p text:style-name="P15"><text:tab/>N1: <text:span text:style-name="T17">JMP</text:span> N1?</text:p>
      <text:p text:style-name="P11"><text:tab/>Symbol Table overflow</text:p>
      <text:p text:style-name="P12"><text:tab/><text:span text:style-name="T18">token com mais de 100 caracteres</text:span></text:p>
      <text:p text:style-name="P21"><text:tab/><text:span text:style-name="T18">Label inválida</text:span></text:p>
      <text:p text:style-name="P21"><text:soft-page-break/><text:tab/><text:span text:style-name="T18">Seção inválida</text:span></text:p>
      <text:p text:style-name="P22"><text:tab/><text:span text:style-name="T18">Seção TEXT ausente</text:span></text:p>
      <text:p text:style-name="P22"><text:tab/><text:span text:style-name="T18">Seção repetida</text:span><text:tab/></text:p>
      <text:p text:style-name="P5"><text:tab/><text:span text:style-name="T4">Valor da diretiva const não é decimal ou hexadecimal</text:span></text:p>
      <text:p text:style-name="P5"><text:tab/><text:span text:style-name="T6">Variáveis declaradas dentro da secão TEXT</text:span></text:p>
      <text:p text:style-name="P5"><text:tab/><text:span text:style-name="T18">Instruções dentro da seção DATA</text:span></text:p>
      <text:p text:style-name="P5"><text:tab/><text:span text:style-name="T6">Número incorreto de operandos em uma instrução ou diretiva</text:span></text:p>
      <text:p text:style-name="P5"><text:tab/><text:span text:style-name="T18">Token inválido/indefinido/desconhicento</text:span></text:p>
      <text:p text:style-name="P5"><text:tab/><text:span text:style-name="T7">Label inexistente</text:span></text:p>
      <text:p text:style-name="P5"><text:tab/><text:span text:style-name="T7">Label duplicada</text:span></text:p>
      <text:p text:style-name="P8"><text:tab/><text:span text:style-name="T7">pulo para seção errada</text:span></text:p>
      <text:p text:style-name="P8"><text:tab/><text:span text:style-name="T7">diretivas invalidas;</text:span></text:p>
      <text:p text:style-name="P13"><text:tab/>instruções invalidas;</text:p>
      <text:p text:style-name="P13"><text:tab/><text:span text:style-name="T8">Divisão por zero (para constantes)</text:span></text:p>
      <text:p text:style-name="P14"><text:tab/><text:span text:style-name="T8">dois rótulos na mesma linha</text:span></text:p>
      <text:p text:style-name="P14"><text:tab/><text:span text:style-name="T8">tipo de argumento inválido (número para instrução ou label para diretiva)</text:span></text:p>
      <text:p text:style-name="P14"><text:tab/><text:span text:style-name="T8">Modificação de um valor constante (COPY, STORE e INPUT)</text:span></text:p>
      <text:p text:style-name="P14"><text:tab/><text:span text:style-name="T8">Número incorreto de instruções STOP?</text:span></text:p>
      <text:p text:style-name="P14"><text:tab/><text:span text:style-name="T10">Qualquer coisa além de EQU fora de uma seção</text:span></text:p>
      <text:p text:style-name="P14"><text:tab/></text:p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14T23:18:59.925743948</dc:date>
    <meta:editing-duration>PT7H35M8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4" meta:paragraph-count="69" meta:word-count="531" meta:character-count="3164" meta:non-whitespace-character-count="2639"/>
  </office:meta>
</office:document-meta>
</file>